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c8d" officeooo:paragraph-rsid="00162c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fichi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2:50:06.754206969</meta:creation-date>
    <dc:date>2023-02-01T12:50:57.521044500</dc:date>
    <meta:editing-duration>PT51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3.7.2$Linux_X86_64 LibreOffice_project/30$Build-2</meta:generator>
  </office:meta>
</office:document-meta>
</file>